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bold" fo:font-family="Aptos" style:font-family-asian="Aptos" style:font-family-complex="Aptos" fo:background-color="transparent" style:use-window-font-color="true" fo:font-style="italic"/>
    </style:style>
    <style:style style:name="T2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3" style:family="text">
      <style:text-properties fo:font-size="20.00pt" fo:font-weight="bold" fo:font-family="Aptos" style:font-family-asian="Aptos" style:font-family-complex="Aptos" fo:background-color="transparent" style:use-window-font-color="true" fo:font-style="italic"/>
    </style:style>
    <style:style style:name="T4" style:family="text">
      <style:text-properties fo:font-size="20.00pt" fo:font-weight="normal" fo:font-family="Aptos" style:font-family-asian="Aptos" style:font-family-complex="Aptos" fo:background-color="transparent" style:use-window-font-color="true"/>
    </style:style>
    <style:style style:name="T5" style:family="text">
      <style:text-properties fo:font-size="20.00pt" fo:font-weight="bold" fo:font-family="Aptos" style:font-family-asian="Aptos" style:font-family-complex="Aptos" fo:background-color="transparent" style:use-window-font-color="true" fo:font-style="italic"/>
    </style:style>
    <style:style style:name="T6" style:family="text">
      <style:text-properties fo:font-size="20.00pt" fo:font-weight="normal" fo:font-family="Aptos" style:font-family-asian="Aptos" style:font-family-complex="Aptos" fo:background-color="transparent" style:use-window-font-color="true"/>
    </style:style>
    <style:style style:name="T7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20.00pt" fo:font-weight="normal" fo:font-family="Aptos" style:font-family-asian="Aptos" style:font-family-complex="Aptos" fo:background-color="transparent" style:use-window-font-color="true"/>
    </style:style>
    <style:style style:name="T9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20.00pt" fo:font-weight="normal" fo:font-family="Aptos" style:font-family-asian="Aptos" style:font-family-complex="Aptos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bold" fo:font-family="Aptos" style:font-family-asian="Aptos" style:font-family-complex="Aptos" fo:background-color="transparent" style:use-window-font-color="true"/>
    </style:style>
    <style:style style:name="T13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14" style:family="text">
      <style:text-properties fo:font-size="16.00pt" fo:font-weight="bold" fo:font-family="Aptos" style:font-family-asian="Aptos" style:font-family-complex="Aptos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bold" fo:font-family="Aptos" style:font-family-asian="Aptos" style:font-family-complex="Aptos" fo:background-color="transparent" style:use-window-font-color="true"/>
    </style:style>
    <style:style style:name="T17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bold" fo:font-family="Aptos" style:font-family-asian="Aptos" style:font-family-complex="Aptos" fo:background-color="transparent" style:use-window-font-color="true"/>
    </style:style>
    <style:style style:name="T20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21" style:family="text">
      <style:text-properties fo:font-size="14.00pt" fo:font-weight="bold" fo:font-family="Aptos" style:font-family-asian="Aptos" style:font-family-complex="Aptos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bold" fo:font-family="Aptos" style:font-family-asian="Aptos" style:font-family-complex="Aptos" fo:background-color="transparent" style:use-window-font-color="true"/>
    </style:style>
    <style:style style:name="T24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Aptos" style:font-family-asian="Aptos" style:font-family-complex="Aptos" fo:background-color="transparent" style:use-window-font-color="true" fo:font-style="italic"/>
    </style:style>
    <style:style style:name="T29" style:family="text">
      <style:text-properties fo:font-size="12.00pt" fo:font-weight="bold" fo:font-family="Aptos" style:font-family-asian="Aptos" style:font-family-complex="Aptos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bold" fo:font-family="Aptos" style:font-family-asian="Aptos" style:font-family-complex="Aptos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8.00pt"/>
    </style:style>
  </office:automatic-styles>
  <office:body>
    <office:text>
      <text:p text:style-name="P1"><text:span text:style-name="T1">Artificial Intelegence<text:s/></text:span><text:span text:style-name="T2"><text:line-break/><text:line-break/></text:span><text:span text:style-name="T3">Project:</text:span><text:span text:style-name="T4">Developing a predictive model for financial market</text:span></text:p>
      <text:p text:style-name="P1"><text:span text:style-name="T5">Author</text:span><text:span text:style-name="T6">: Arda Çak</text:span><text:span text:style-name="T7">ı</text:span><text:span text:style-name="T8">r</text:span><text:span text:style-name="T9">/200101014</text:span><text:span text:style-name="T10"/></text:p>
      <text:p text:style-name="P1"><text:span text:style-name="T11"/></text:p>
      <text:p text:style-name="P1"><text:span text:style-name="T11"/></text:p>
      <text:p text:style-name="P1"><text:span text:style-name="T12">About the Project:</text:span></text:p>
      <text:p text:style-name="P1"><text:span text:style-name="T13">This project developed for predicting s&amp;p500 index prices daily. Historical data is used for training the model </text:span></text:p>
      <text:p text:style-name="P1"><text:span text:style-name="T13">used model for prediction is Random Forest Classifier </text:span></text:p>
      <text:p text:style-name="P1"><text:span text:style-name="T14">S&amp;P500 (1980-2024)</text:span></text:p>
      <text:p text:style-name="P1"><draw:frame text:anchor-type="as-char" svg:width="170.69mm" svg:height="104.17mm" style:rel-width="scale" style:rel-height="scale"><draw:object-ole xlink:href="OleObj1"/><draw:image xlink:href="ObjectReplacements/OleObj1"/></draw:frame><text:span text:style-name="T15"/></text:p>
      <text:p text:style-name="P1"><text:span text:style-name="T15"/></text:p>
      <text:p text:style-name="P1"><text:span text:style-name="T16">Data:</text:span></text:p>
      <text:p text:style-name="P1"><text:span text:style-name="T17">Daily S&amp;P 500 index data from 1980-2022 to the present were used</text:span></text:p>
      <text:p text:style-name="P1"><text:span text:style-name="T17">Source Site: The data set is pulled using the yfinance library via the Yahoo Finance API.</text:span></text:p>
      <text:p text:style-name="P1"><text:span text:style-name="T17">There are originally 9 features in<text:s text:c="2"/>the dataset:</text:span></text:p>
      <text:p text:style-name="P1"><text:span text:style-name="T17">+Stock Splits</text:span></text:p>
      <text:p text:style-name="P1"><text:span text:style-name="T17">+Dividends</text:span></text:p>
      <text:p text:style-name="P1"><text:span text:style-name="T17">+Date</text:span></text:p>
      <text:p text:style-name="P1"><text:span text:style-name="T17">+Close - Closing Price </text:span></text:p>
      <text:p text:style-name="P1"><text:span text:style-name="T17">+Volume -<text:s text:c="2"/>Amount of total transaction Intraday</text:span></text:p>
      <text:p text:style-name="P1"><text:span text:style-name="T17"><text:s/>+Open - Opening Price</text:span></text:p>
      <text:p text:style-name="P1"><text:span text:style-name="T17"><text:s/>+High - Intraday High Price</text:span></text:p>
      <text:p text:style-name="P1"><text:span text:style-name="T17"><text:s/>+Low - Intraday Low Price </text:span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9">Predictions without some improvments</text:span></text:p>
      <text:p text:style-name="P1"><text:span text:style-name="T19">0<text:s text:c="4"/>4459 </text:span></text:p>
      <text:p text:style-name="P1"><text:span text:style-name="T19">1<text:s text:c="4"/>3202<text:s/></text:span><text:span text:style-name="T20"><text:tab/><text:tab/></text:span><text:span text:style-name="T21">Precision Score: 0.54</text:span></text:p>
      <text:p text:style-name="P1"><draw:frame text:anchor-type="as-char" svg:width="164.04mm" svg:height="123.37mm" style:rel-width="scale" style:rel-height="scale"><draw:object-ole xlink:href="OleObj2"/><draw:image xlink:href="ObjectReplacements/OleObj2"/></draw:frame><text:span text:style-name="T22"/></text:p>
      <text:p text:style-name="P1"><text:span text:style-name="T22"/></text:p>
      <text:p text:style-name="P1"><text:span text:style-name="T22"/></text:p>
      <text:p text:style-name="P1"><text:span text:style-name="T22"/></text:p>
      <text:p text:style-name="P1"><text:span text:style-name="T22"/></text:p>
      <text:p text:style-name="P1"><text:span text:style-name="T22"/></text:p>
      <text:p text:style-name="P1"><text:span text:style-name="T22"/></text:p>
      <text:p text:style-name="P1"><text:span text:style-name="T22"/></text:p>
      <text:p text:style-name="P1"><text:span text:style-name="T22"/></text:p>
      <text:p text:style-name="P1"><text:span text:style-name="T23">Improvements:</text:span></text:p>
      <text:p text:style-name="P1"><text:span text:style-name="T24">+Feature Engineering: The prediction performance of the model was improved by adding different features (predictors) to the project. For example and trend columns have been added.</text:span></text:p>
      <text:p text:style-name="P1"><text:span text:style-name="T24">+The back-testing is used to evaluate the performance of the model.</text:span></text:p>
      <text:p text:style-name="P1"><text:span text:style-name="T24">+Data Preprocessing and Cleaning: Data on the data set that did not contribute significantly to the prediction algorithm were cleaned.</text:span></text:p>
      <text:p text:style-name="P1"><text:span text:style-name="T24">+In addition to features in the dataset another five feature (MA) indicators derived from the data.</text:span></text:p>
      <text:p text:style-name="P1"><text:span text:style-name="T24">(ma;3, 5, 30, 90,250)<text:s text:c="2"/></text:span></text:p>
      <text:p text:style-name="P1"><text:span text:style-name="T24">+since the data is historical I didn’t use cross validation.</text:span></text:p>
      <text:p text:style-name="P1"><text:span text:style-name="T24">+a prediction probability function is added to improve precision score</text:span></text:p>
      <text:p text:style-name="P1"><text:span text:style-name="T25">+min_samples_split,n_estimators parameters are changed based on their performance on precision score.<text:s/></text:span><text:span text:style-name="T26"/></text:p>
      <text:p text:style-name="P1"><text:span text:style-name="T27"/></text:p>
      <text:p text:style-name="P1"><text:span text:style-name="T27"/></text:p>
      <text:p text:style-name="P1"><text:span text:style-name="T28">Predictions</text:span></text:p>
      <text:p text:style-name="P1"><text:span text:style-name="T28">0<text:s text:c="4"/>6224<text:s text:c="4"/></text:span></text:p>
      <text:p text:style-name="P1"><text:span text:style-name="T28">1<text:s text:c="4"/>1187<text:s text:c="13"/></text:span><text:span text:style-name="T29">Final Precision Score: 0.58</text:span></text:p>
      <text:p text:style-name="P1"><text:span text:style-name="T30"/></text:p>
      <text:p text:style-name="P1"><text:span text:style-name="T31"><text:s text:c="12"/>Final Results<text:s text:c="2"/></text:span></text:p>
      <text:p text:style-name="P1"><text:span text:style-name="T31">Date<text:s text:c="5"/>/<text:s text:c="8"/>Target /<text:s text:c="3"/>Predictions<text:s text:c="22"/></text:span></text:p>
      <text:p text:style-name="P1"><text:span text:style-name="T31">1993-04-08<text:s text:c="7"/>1<text:s text:c="12"/>0</text:span></text:p>
      <text:p text:style-name="P1"><text:span text:style-name="T31">1993-04-12<text:s text:c="7"/>1<text:s text:c="12"/>0</text:span></text:p>
      <text:p text:style-name="P1"><text:span text:style-name="T31">1993-04-13<text:s text:c="7"/>0<text:s text:c="12"/>0</text:span></text:p>
      <text:p text:style-name="P1"><text:span text:style-name="T31">1993-04-14<text:s text:c="7"/>0<text:s text:c="12"/>0</text:span></text:p>
      <text:p text:style-name="P1"><text:span text:style-name="T31">1993-04-15<text:s text:c="7"/>1<text:s text:c="12"/>0</text:span></text:p>
      <text:p text:style-name="P1"><text:span text:style-name="T31">...<text:s text:c="12"/>...<text:s text:c="10"/>...</text:span></text:p>
      <text:p text:style-name="P1"><text:span text:style-name="T31">2022-09-06<text:s text:c="7"/>1<text:s text:c="12"/>0</text:span></text:p>
      <text:p text:style-name="P1"><text:span text:style-name="T31">2022-09-07<text:s text:c="7"/>1<text:s text:c="12"/>0</text:span></text:p>
      <text:p text:style-name="P1"><text:span text:style-name="T31">2022-09-08<text:s text:c="7"/>1<text:s text:c="12"/>0</text:span></text:p>
      <text:p text:style-name="P1"><text:span text:style-name="T31">2022-09-09<text:s text:c="7"/>1<text:s text:c="12"/>0</text:span></text:p>
      <text:p text:style-name="P1"><text:span text:style-name="T31">2022-09-12<text:s text:c="7"/>0<text:s text:c="12"/>0</text:span></text:p>
      <text:p text:style-name="P1"><text:span text:style-name="T32"/></text:p>
      <text:p text:style-name="P1"><text:span text:style-name="T32"/></text:p>
      <text:p text:style-name="P1"><text:span text:style-name="T32"/></text:p>
      <text:p text:style-name="P1"><text:span text:style-name="T3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